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70000023A4A4C43857F0CF109.jpg" manifest:media-type="image/jpeg"/>
  <manifest:file-entry manifest:full-path="Pictures/10000000000005E800000417D3D8FE5F62F650C6.jpg" manifest:media-type="image/jpeg"/>
  <manifest:file-entry manifest:full-path="Pictures/10000201000001C2000001C231879DBE34F88730.png" manifest:media-type="image/png"/>
  <manifest:file-entry manifest:full-path="Pictures/100000000000023A000001E040FAB67B2A98BAF9.jpg" manifest:media-type="image/jpeg"/>
  <manifest:file-entry manifest:full-path="Pictures/10000000000003E8000002EE7E7C9BB54FAC8E30.jpg" manifest:media-type="image/jpeg"/>
  <manifest:file-entry manifest:full-path="Pictures/1000000000000500000002D0E6B789E88CCCCCAA.jpg" manifest:media-type="image/jpeg"/>
  <manifest:file-entry manifest:full-path="Pictures/100000000000041B000002780BC34D8A27E289A3.jpg" manifest:media-type="image/jpeg"/>
  <manifest:file-entry manifest:full-path="Pictures/10000000000001F4000001772220E34F72897AE6.jpg" manifest:media-type="image/jpeg"/>
  <manifest:file-entry manifest:full-path="Pictures/100000000000023A000001AD92C7089366CC5C3B.jpg" manifest:media-type="image/jpeg"/>
  <manifest:file-entry manifest:full-path="Pictures/10000000000001950000023AE30619DFF761DE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66ff" fo:min-height="1.526cm" draw:shadow="visible" draw:shadow-offset-x="0.212cm" draw:shadow-offset-y="0.212cm" draw:shadow-color="#333333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041cm" fo:min-width="29.5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1.741cm" fo:min-width="16.75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solid" draw:fill-color="#0066ff"/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weight="normal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size="40pt" fo:font-weight="normal"/>
    </style:style>
    <style:style style:name="P7" style:family="paragraph">
      <style:paragraph-properties fo:text-align="center"/>
    </style:style>
    <style:style style:name="T1" style:family="text"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000000" style:text-outline="false" style:text-line-through-style="none" style:text-line-through-type="none" style:text-position="0% 100%" fo:font-size="40pt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9.999cm" svg:height="27.697cm" svg:x="1.001cm" svg:y="1.003cm">
          <draw:image xlink:href="Pictures/10000000000005E800000417D3D8FE5F62F650C6.jpg" xlink:type="simple" xlink:show="embed" xlink:actuate="onLoad">
            <text:p/>
          </draw:image>
        </draw:frame>
        <draw:frame draw:style-name="gr1" draw:text-style-name="P1" draw:layer="layout" svg:width="5cm" svg:height="5cm" svg:x="35.147cm" svg:y="2.212cm">
          <draw:image xlink:href="Pictures/10000201000001C2000001C231879DBE34F88730.png" xlink:type="simple" xlink:show="embed" xlink:actuate="onLoad">
            <text:p/>
          </draw:image>
        </draw:frame>
        <draw:frame draw:style-name="gr2" draw:text-style-name="P3" draw:layer="layout" svg:width="7.2cm" svg:height="1.776cm" svg:x="32.502cm" svg:y="26.136cm">
          <draw:text-box>
            <text:p text:style-name="P2"><text:span text:style-name="T1">Saiba Mais</text:span></text:p>
          </draw:text-box>
        </draw:frame>
        <draw:custom-shape draw:style-name="gr3" draw:text-style-name="P5" draw:layer="layout" svg:width="30cm" svg:height="4.3cm" svg:x="2.935cm" svg:y="3.835cm">
          <text:p text:style-name="P4"><text:span text:style-name="T2">Retrofitting de Máquinas</text:span></text:p>
          <text:p text:style-name="P4"><text:span text:style-name="T2">Injetoras e Soprador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5" draw:layer="layout" svg:width="17.25cm" svg:height="2cm" svg:x="12.45cm" svg:y="25.5cm">
          <text:p text:style-name="P6"><text:span text:style-name="T3">Sistema Branq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7" draw:layer="layout" svg:width="7.98cm" svg:height="6cm" svg:x="12.9cm" svg:y="17.1cm">
          <draw:image xlink:href="Pictures/10000000000003E8000002EE7E7C9BB54FAC8E30.jpg" xlink:type="simple" xlink:show="embed" xlink:actuate="onLoad">
            <text:p/>
          </draw:image>
        </draw:frame>
        <draw:frame draw:style-name="gr5" draw:text-style-name="P7" draw:layer="layout" svg:width="10.66cm" svg:height="6cm" svg:x="15.096cm" svg:y="9cm">
          <draw:image xlink:href="Pictures/1000000000000500000002D0E6B789E88CCCCCAA.jpg" xlink:type="simple" xlink:show="embed" xlink:actuate="onLoad">
            <text:p/>
          </draw:image>
        </draw:frame>
        <draw:frame draw:style-name="gr5" draw:text-style-name="P7" draw:layer="layout" svg:width="8cm" svg:height="4.81cm" svg:x="4.4cm" svg:y="9cm">
          <draw:image xlink:href="Pictures/100000000000041B000002780BC34D8A27E289A3.jpg" xlink:type="simple" xlink:show="embed" xlink:actuate="onLoad">
            <text:p/>
          </draw:image>
        </draw:frame>
        <draw:frame draw:style-name="gr5" draw:text-style-name="P7" draw:layer="layout" svg:width="8cm" svg:height="5.99cm" svg:x="28.5cm" svg:y="9cm">
          <draw:image xlink:href="Pictures/10000000000001F4000001772220E34F72897AE6.jpg" xlink:type="simple" xlink:show="embed" xlink:actuate="onLoad">
            <text:p/>
          </draw:image>
        </draw:frame>
        <draw:frame draw:style-name="gr5" draw:text-style-name="P7" draw:layer="layout" svg:width="6cm" svg:height="4.51cm" svg:x="4cm" svg:y="22.5cm">
          <draw:image xlink:href="Pictures/100000000000023A000001AD92C7089366CC5C3B.jpg" xlink:type="simple" xlink:show="embed" xlink:actuate="onLoad">
            <text:p/>
          </draw:image>
        </draw:frame>
        <draw:frame draw:style-name="gr5" draw:text-style-name="P7" draw:layer="layout" svg:width="6cm" svg:height="5.05cm" svg:x="23.6cm" svg:y="19.35cm">
          <draw:image xlink:href="Pictures/100000000000023A000001E040FAB67B2A98BAF9.jpg" xlink:type="simple" xlink:show="embed" xlink:actuate="onLoad">
            <text:p/>
          </draw:image>
        </draw:frame>
        <draw:frame draw:style-name="gr5" draw:text-style-name="P7" draw:layer="layout" svg:width="6cm" svg:height="7.51cm" svg:x="4cm" svg:y="15cm">
          <draw:image xlink:href="Pictures/10000000000001C70000023A4A4C43857F0CF109.jpg" xlink:type="simple" xlink:show="embed" xlink:actuate="onLoad">
            <text:p/>
          </draw:image>
        </draw:frame>
        <draw:frame draw:style-name="gr5" draw:text-style-name="P7" draw:layer="layout" svg:width="5.68cm" svg:height="8cm" svg:x="32.32cm" svg:y="16.147cm">
          <draw:image xlink:href="Pictures/10000000000001950000023AE30619DFF761DE8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1:22:39.509000000</meta:creation-date>
    <dc:date>2017-05-16T18:34:40.651000000</dc:date>
    <meta:editing-duration>PT1H53M3S</meta:editing-duration>
    <meta:editing-cycles>15</meta:editing-cycles>
    <meta:generator>LibreOffice/5.2.6.2$Windows_x86 LibreOffice_project/a3100ed2409ebf1c212f5048fbe377c281438fdc</meta:generator>
    <meta:document-statistic meta:object-count="13"/>
  </office:meta>
</office:document-meta>
</file>